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rsid="002d4a2c" officeooo:paragraph-rsid="002d4a2c"/>
    </style:style>
    <style:style style:name="P19" style:family="paragraph" style:parent-style-name="Table_20_Contents">
      <style:text-properties officeooo:paragraph-rsid="002b799c" fo:background-color="transparent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Eliška Holšánová ročník: 1994 bydliště: Zelinova 589, 76005 Zlín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5249894891385" text:continue-numbering="true" text:style-name="L1">
              <text:list-item>
                <text:p text:style-name="P15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52:49.619777497</dc:date>
    <meta:editing-cycles>109</meta:editing-cycles>
    <meta:editing-duration>P24DT13H57M25S</meta:editing-duration>
    <meta:generator>LibreOffice/5.1.6.2$Linux_X86_64 LibreOffice_project/10m0$Build-2</meta:generator>
    <meta:print-date>2017-03-18T12:50:21.555490211</meta:print-date>
    <meta:document-statistic meta:table-count="2" meta:image-count="1" meta:object-count="0" meta:page-count="1" meta:paragraph-count="32" meta:word-count="176" meta:character-count="1227" meta:non-whitespace-character-count="1078"/>
    <meta:user-defined meta:name="Informace 1"/>
    <meta:user-defined meta:name="Informace 2"/>
    <meta:user-defined meta:name="Informace 3"/>
    <meta:user-defined meta:name="Informace 4"/>
  </office:meta>
</office:document-meta>
</file>